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Enhance the helix spiral visualization to show gradients and nodes</text:p>
      <text:p text:style-name="Standard">fig = plt.figure(figsize=(10, 8))</text:p>
      <text:p text:style-name="Standard">ax = fig.add_subplot(111, projection='3d')</text:p>
      <text:p text:style-name="Standard"/>
      <text:p text:style-name="Standard"># Plot the gradients and nodes with enhanced visualization</text:p>
      <text:p text:style-name="Standard">for i in range(1, len(helix_data)):</text:p>
      <text:p text:style-name="Standard"><text:s text:c="4"/>x_prev, y_prev, z_prev, h_prev = helix_data[i - 1]</text:p>
      <text:p text:style-name="Standard"><text:s text:c="4"/>x, y, z, h = helix_data[i]</text:p>
      <text:p text:style-name="Standard"><text:s text:c="4"/></text:p>
      <text:p text:style-name="Standard"><text:s text:c="4"/># Distinguish gradients and nodes</text:p>
      <text:p text:style-name="Standard"><text:s text:c="4"/>if h_prev == h: <text:s/># Node: Same harmonic value</text:p>
      <text:p text:style-name="Standard"><text:s text:c="8"/>ax.scatter(x, y, z, c='blue', s=h*8, alpha=0.7) <text:s/># Nodes as blue points</text:p>
      <text:p text:style-name="Standard"><text:s text:c="4"/>else: <text:s/># Gradient: Transition between nodes</text:p>
      <text:p text:style-name="Standard"><text:s text:c="8"/>ax.plot([x_prev, x], [y_prev, y], [z_prev, z], c='orange', alpha=0.5) <text:s/># Gradients as orange lines</text:p>
      <text:p text:style-name="Standard"/>
      <text:p text:style-name="Standard"># Highlight specific integer nodes</text:p>
      <text:p text:style-name="Standard">key_numbers = [1, 2, 3, 4, 5, 8, 9]</text:p>
      <text:p text:style-name="Standard">for x, y, z, h in helix_data:</text:p>
      <text:p text:style-name="Standard"><text:s text:c="4"/>if h in key_numbers:</text:p>
      <text:p text:style-name="Standard"><text:s text:c="8"/>ax.text(x, y, z, str(h), fontsize=8, ha='center', va='center', color='red')</text:p>
      <text:p text:style-name="Standard"/>
      <text:p text:style-name="Standard"># Styling the plot</text:p>
      <text:p text:style-name="Standard">ax.set_title("Enhanced Collatz Helix: Nodes and Gradients (1 to 50)", fontsize=14)</text:p>
      <text:p text:style-name="Standard">ax.set_xlabel("X")</text:p>
      <text:p text:style-name="Standard">ax.set_ylabel("Y")</text:p>
      <text:p text:style-name="Standard">ax.set_zlabel("Z")</text:p>
      <text:p text:style-name="Standard">plt.show(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2:16:57.738718480</meta:creation-date>
    <dc:date>2025-01-18T12:18:27.303478324</dc:date>
    <meta:editing-duration>PT1M30S</meta:editing-duration>
    <meta:editing-cycles>1</meta:editing-cycles>
    <meta:document-statistic meta:table-count="0" meta:image-count="0" meta:object-count="0" meta:page-count="1" meta:paragraph-count="24" meta:word-count="142" meta:character-count="1010" meta:non-whitespace-character-count="835"/>
    <meta:generator>LibreOffice/24.2.7.2$Linux_X86_64 LibreOffice_project/420$Build-2</meta:generator>
  </office:meta>
</office:document-meta>
</file>